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line-height="150%" fo:text-align="justify" style:justify-single-word="false"/>
      <style:text-properties style:font-name="Arial" fo:font-weight="bold" style:font-weight-asian="bold" style:font-weight-complex="bold"/>
    </style:style>
    <style:style style:name="P3" style:family="paragraph" style:parent-style-name="Standard">
      <style:paragraph-properties fo:line-height="150%" fo:text-align="start"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normal" style:font-weight-asian="normal" style:font-weight-complex="normal"/>
    </style:style>
    <style:style style:name="P5" style:family="paragraph" style:parent-style-name="Standard">
      <style:paragraph-properties fo:line-height="150%" fo:text-align="start" style:justify-single-word="false"/>
      <style:text-properties style:font-name="Arial" fo:font-weight="normal" style:font-weight-asian="normal" style:font-weight-complex="normal"/>
    </style:style>
    <style:style style:name="P6"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7" style:family="paragraph" style:parent-style-name="Standard">
      <style:paragraph-properties fo:line-height="150%" fo:text-align="start" style:justify-single-word="false"/>
    </style:style>
    <style:style style:name="P8" style:family="paragraph" style:parent-style-name="Standard" style:list-style-name="L1">
      <style:paragraph-properties fo:line-height="150%" fo:text-align="start" style:justify-single-word="false"/>
    </style:style>
    <style:style style:name="T1" style:family="text">
      <style:text-properties fo:font-weight="bold" style:font-weight-asian="bold" style:font-weight-complex="bold"/>
    </style:style>
    <style:style style:name="T2" style:family="text">
      <style:text-properties style:font-name="Arial"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4P14 Search Engine Project</text:p>
      <text:p text:style-name="P1"/>
      <text:p text:style-name="P4"><text:span text:style-name="T1">Introduction</text:span></text:p>
      <text:p text:style-name="P4"><text:span text:style-name="T1"><text:tab/></text:span></text:p>
      <text:p text:style-name="P6"><text:tab/>After talking with Earl about possible topics for the final project creating an outdated style of search engine was discussed. Since I had no other ideas of a project that was remotely possible I decided to research the topic further. After doing some research this seemed like a doable (in the sense of understanding the basics and not making something work really well) task and one that I would enjoy attempting to complete. Earl informed me that the web scraping part of the project could be done by an already created tool. Since I am most familiar with Java development I sought out a web scraper that was written out in Java, one which would give me data/results that I could easily manipulate while I index results. I tried to get multiple open-source web scrapers to work I began having problems getting the libraries to actually work in my IDE. Eventually I landed on <text:span text:style-name="T4">crawler4j</text:span><text:span text:style-name="T6">, which I was able to implement and scrapes the desired web page and returns a data set I could work with. </text:span><text:span text:style-name="T4">Crawler4j </text:span><text:span text:style-name="T6">is located here: </text:span><text:a xlink:type="simple" xlink:href="http://code.google.com/p/crawler4j/"><text:span text:style-name="T6">http://code.google.com/p/crawler4j/</text:span></text:a><text:span text:style-name="T6"> . This project is a search engine and search engine crawler. The majority of the work is done by the “crawling” aspect of the project. This part of the project finds terms in web pages, sets the web page priority of the term that was found and then indexes the term in a database for look up and finally sorts the result list. The search engine itself simply looks for indexed terms and displays the results to the user. If a user enters multiple terms in their search (includes a space) then the search engine client will parse those terms out and query the index for those parsed out terms. Then the web pages will be displayed sorted based on the priority of each. The results will show was term was found in that URL and how many times it occurred on the page.</text:span></text:p>
      <text:p text:style-name="P6"><text:span text:style-name="T6"/></text:p>
      <text:p text:style-name="P2"><text:span text:style-name="T6">Crawler4j</text:span></text:p>
      <text:p text:style-name="P2"><text:span text:style-name="T6"/></text:p>
      <text:p text:style-name="P6"><text:span text:style-name="T6"><text:tab/>Besides actually being able to get the libraries to work with my IDE </text:span><text:span text:style-name="T4">Crawler4j</text:span><text:span text:style-name="T6"> had a few helpful and useful uses that I wanted to take advantage of. </text:span><text:span text:style-name="T4">Crawler4j </text:span><text:span text:style-name="T6">had numerous configuration options which allows the maximum depth of crawling to be easily changed. Keeping track of depth would not have been an easy task if it required me to edit the actual implementation of the library. The tutorials for </text:span><text:span text:style-name="T4">Crawler4j </text:span><text:span text:style-name="T6">also had a very helpful method that checks to make sure the web page to be crawled is actually a standard web page and not an image or file. This was done in the “shouldVisit” method inside MyCrawler using a Pattern to </text:span><text:soft-page-break/><text:span text:style-name="T6">match the extension of the current file being read. </text:span></text:p>
      <text:p text:style-name="P5"><text:span text:style-name="T1"><text:tab/></text:span>The library nicely traversed the pages and parsed all of that data into a Page object. This object was extremely useful because of what could be extracted from it when doing the actual indexing of the web page. Without going into extreme detail it gave me the ability to grab the HTML of the page, the text of the page, list of URLs that the page links to, a parent of the current page, and a page id that could be used to check if the page was already indexed for a specific word. </text:p>
      <text:p text:style-name="P5"/>
      <text:p text:style-name="P3">MySQL Database for Indexing</text:p>
      <text:p text:style-name="P5"><text:tab/>From working web development for a company that uses Java I have plenty of experience using the Hibernate library to do SQL queries and c ommands. Since I had many problems importing the other libraries and have no experience setting up Hibernate I decided on using straight forward Java SQL commands. I found a free MySQL Database online and all of my work will be done on that database. The connection to this database is done in the “getConnection” method in the “MyCrawler2” java class. The database can be viewed online at <text:a xlink:type="simple" xlink:href="http://www.db4free.net/index.php?id=a5410241fa0cc435db76505ee5c4bc2b">http://www.db4free.net/index.php?id=a5410241fa0cc435db76505ee5c4bc2b</text:a> <text:s/>username: matthills, password: 4p14project. </text:p>
      <text:p text:style-name="P5"/>
      <text:p text:style-name="P3">Setting up and Running the Search Engine</text:p>
      <text:p text:style-name="P3"><text:tab/><text:span text:style-name="T3">I ran this project through Eclipse and my understanding on how to actually get this project running is based on Eclipse. Everything needed to run the crawler and the actual search engine is included in the submitted folder. In the folder 4P14 there will be 3 important folders. Project will included all the java files and classes. SearchEngine includes the libraries necessary to run the </text:span><text:span text:style-name="T5">Crawler4j </text:span><text:span text:style-name="T7">indexer. Finally mysql-connector-java-5.1.24 will be the library required for a MySQL database connection. Creating a new project in Eclipse will be sufficient to get this working. Once you load all of the java files into the project right click on the project -&gt; Build Path -&gt; Configure Build Path. From here click on Libraries tab and click Add External Jars. You will then choose all of the jars located in SearchEngine folder and the single jar in the <text:s/>mysql-connector-java-5.1.24 folder. </text:span></text:p>
      <text:p text:style-name="P3"><text:span text:style-name="T7"><text:tab/>Now the project should show no error (ignoring warnings of course!). There are two options when running this program, you can either run the crawler to index the Wikipedia page (which has already been run over night), or you can run the SearchEngineClient which will take in words and return the 10 best links that were found and other information about the </text:span><text:soft-page-break/><text:span text:style-name="T7">search results. I only traversed through Wikipedia as the actual crawling took a long time to do anyways. To add more pages to crawl through either give a greater depth when starting the crawler or add a seed to he CrawlController in Controller2.java. This will start the crawler on those sites that are added to the seed. To run the crawler you will be asked for a temporary data storage folder for the crawler to use while reading pages, simply select the area you want to save the folder (ideally somewhere you won't forget to delete it once you are done) and click ok. Then you will be asked for a crawler depth, here you simply type in how deep you want the crawler to go in integer values and click enter. You are now crawling the web and adding to the indexes in my database!.</text:span></text:p>
      <text:p text:style-name="P3"><text:span text:style-name="T7"/></text:p>
      <text:p text:style-name="P3"><text:span text:style-name="T7"><text:tab/>To run the search engine run SearchEngineClient java file. From there you enter in the search term you want to search on. If you want to search for multiple words you simply add a space between each word. To see the next page of results you simply type “NEXT” into the console and that will display the next 10 page results. </text:span></text:p>
      <text:p text:style-name="P3"><text:span text:style-name="T7"/></text:p>
      <text:p text:style-name="P3">Implementation</text:p>
      <text:p text:style-name="P5"><text:tab/>I will be the first person to admit that this Search Engine is unbelievably inefficient and the crawling priority system is not idea or optimized at all. When I was looking for a crawler library I was looking for a library that would give me parent id's, URLs, and pure HML. While this crawler did that I ran into time constraints of not starting this project months in advanced. The original goal was to do a priority algorithm that took into account of the HTML tags the word was located inside of, the URLs and the number of URLs that the word was associated with, the number of times the word appeared, how far up on the page the word appeared, and how many times the word appeared in the pages children pages. This type of algorithm required much more design and production time and resources than I had to spare. The fact that I also implemented a completely incorrect way of doing search engine indexing did not help with the already minimum time constraints. Originally (and I still have the code) I implemented a crawler that asked for a search term to crawl the pages for and index the pages based on this search term. I am unsure what logic I was using when I decided this is how they should work (and clearly I did not do enough research at that time on how search engine crawlers actually work). </text:p>
      <text:p text:style-name="P5"><text:tab/>The algorithm that calculates the priority of the web page for the index of the found word is aptly called “calculatePriority” and is located in MyCrawler2.java. Here you will see a <text:soft-page-break/>flurry of for statement and realize how inefficient this prioritizing method is. The goal was to have a list of page ids that could “quickly” be checked in order to increase counters of occurrences of the currently being index word, occurrences of the word in children pages, and number of children the page has. This method has comments in it describing what each section generally does. I decided using a method to calculate the priority shown here:</text:p>
      <text:p text:style-name="P5"><text:tab/><text:tab/> <text:s text:c="2"/>number of occurrences on the current page *100 </text:p>
      <text:p text:style-name="P5"><text:tab/><text:tab/>+ number of occurrences on children pages *2 </text:p>
      <text:p text:style-name="P5"><text:tab/><text:tab/>+ number of children.</text:p>
      <text:p text:style-name="P5"><text:tab/><text:tab/>= priority of the page</text:p>
      <text:p text:style-name="P7"><text:span text:style-name="T2">This algorithm has very little scientific backing or evidence that support why I chose it. I tried to research way in which websites actually do calculations on index priority and came to the quick realization that everything they did was far out of the reaches of the development period this project was allotted. Some of the factors real search engines use for indexing search words are: </text:span></text:p>
      <text:list xml:id="list9140624525846452989" text:style-name="L1">
        <text:list-item>
          <text:p text:style-name="P8"><text:span text:style-name="T2">how high up the document the term is</text:span></text:p>
        </text:list-item>
        <text:list-item>
          <text:p text:style-name="P8"><text:span text:style-name="T2">the number of times the word occurs on the page</text:span></text:p>
        </text:list-item>
        <text:list-item>
          <text:p text:style-name="P8"><text:span text:style-name="T2">the HTML tags the term is associated with</text:span></text:p>
        </text:list-item>
        <text:list-item>
          <text:p text:style-name="P8"><text:span text:style-name="T2">the number of times the term is found in the children pages from the current page</text:span></text:p>
        </text:list-item>
      </text:list>
      <text:p text:style-name="P7"><text:span text:style-name="T2">With my time constraints my goal was to create something that would give me a result, and I would then understand how the program actually got to that result. </text:span></text:p>
      <text:p text:style-name="P7"><text:span text:style-name="T2"><text:tab/>Using crawlers to find terms on a web page is actually a very complicated and always improving task. Crawlers have to be able to find single words, multiple words that fit together and are used commonly, be able to distinguish different languages and characters, be able to deal with spaces and punctuation. With my original implementation of the crawler (where the user had to input a word to search pages on) this usually very complicated problem was completely non-existent. Realizing the now complicated issue I had to solve I decided to chose the simple and thus very fault heavy solution of using regex to separate all of the text on the web page. This is done in a method called “findWords” in the MyCrawler2 java file. The regex used will ideally split words up that are between white space characters and punctuation characters. Good crawlers pull terms out of HTML tags and ideally that would be done in this method, but my implementation of a search engine does not use the scraped HTML data. </text:span></text:p>
      <text:p text:style-name="P7"><text:soft-page-break/><text:span text:style-name="T2"><text:tab/>The search engine client implementation searches the database based on the search term the user enters. If a single term is entered without any spaces the results the system retrieves from the database are simply put into a list and printed out to the user based on their priority. If multiple search terms are entered than each list of results (one for each term) is put into a collection list. Every result inside the collections list is then sorted based on each result's priority independent of search terms. If a user enters “the day search” then the results would be from highest to lowest priority of each term. As shown in the image below:</text:span></text:p>
      <text:p text:style-name="P7"><text:span text:style-name="T2"/></text:p>
      <text:p text:style-name="P7"><text:span text:style-name="T2"/></text:p>
      <text:p text:style-name="P7"><text:span text:style-name="T2"/></text:p>
      <text:p text:style-name="P7"><text:span text:style-name="T2">This method is not ideal for a search engine, it completely breaks the idea of searching through the web for a search term. Ideally (and how real search engines work) search terms can have multiple terms in a single search and the search engine will look for indexes where those words occur together. When you search an obscure combination of words in a search engine you will see results with both words visible in the page and not necessarily side by side (although real search engines have options for filters so they only search for terms that are side by side). My implementation of a search engine unfortunately does not use either of these methods. I did not have an algorithm in place that would be able to search for terms that are commonly used together (example: banana split). The result is a hack way of allowing multiple terms to be retrieved from the index at once. By allowing the search engine to take in two search terms I had to add a list of objects designed to specifically hold results of web crawling and a search term in order to show what the term search and the term itself. The original IndexResult object held the page URL in an object call. But when combining the results into a single list the object within IndexResult was lost, thus a new object ResultHolder was created specifically for this problem. I chose not to have a if block that avoids the use of the list of ResultHolder object because when programming for my employer I was told to reuse code as much as often and this seemed like a perfect way to do so. Although I will admit that more planning would've been done before and the issue of losing the object inside the IndexResult would never have been a problem. When implementing the sorting for multiple search terms I realized the sorting done earlier in “MyCrawler2” java file in the “calculatePriority” method is completely useless as every index will be resorted one it is retrieved from the database.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8T04:22:45.19</meta:creation-date>
    <dc:date>2013-04-08T08:12:16.94</dc:date>
    <meta:editing-duration>PT2H47M29S</meta:editing-duration>
    <meta:editing-cycles>17</meta:editing-cycles>
    <meta:generator>OpenOffice.org/3.4.1$Win32 OpenOffice.org_project/341m1$Build-9593</meta:generator>
    <meta:document-statistic meta:table-count="0" meta:image-count="0" meta:object-count="0" meta:page-count="5" meta:paragraph-count="29" meta:word-count="2222" meta:character-count="12578"/>
  </office:meta>
</office:document-meta>
</file>